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7d639"/>
    </style:style>
    <style:style style:name="P2" style:family="paragraph" style:parent-style-name="Title">
      <style:text-properties officeooo:paragraph-rsid="0017d639"/>
    </style:style>
    <style:style style:name="P3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4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font-size="9pt" fo:language="zxx" fo:country="none" fo:font-style="normal" style:text-underline-style="none" fo:font-weight="normal" officeooo:rsid="0017d639" officeooo:paragraph-rsid="0017d639" fo:background-color="transparent" style:font-size-asian="9pt" style:font-size-complex="9pt"/>
    </style:style>
    <style:style style:name="P5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6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font-size="9pt" fo:language="zxx" fo:country="none" fo:font-style="normal" style:text-underline-style="none" fo:font-weight="normal" officeooo:rsid="0017d639" officeooo:paragraph-rsid="0017d639" fo:background-color="transparent" style:font-size-asian="9pt" style:font-size-complex="9pt"/>
    </style:style>
    <style:style style:name="P7" style:family="paragraph" style:parent-style-name="Preformatted_20_Text">
      <style:text-properties fo:font-weight="bold" style:font-weight-asian="bold" style:font-weight-complex="bold"/>
    </style:style>
    <style:style style:name="P8" style:family="paragraph" style:parent-style-name="Standard">
      <style:text-properties officeooo:rsid="0017d639" officeooo:paragraph-rsid="0017d639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font-style="normal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fo:font-size="9pt" fo:language="zxx" fo:country="none" fo:font-style="normal" style:text-underline-style="none" fo:font-weight="normal" officeooo:rsid="001a83b6" officeooo:paragraph-rsid="001a83b6" fo:background-color="transparent" style:font-size-asian="9pt" style:font-size-complex="9pt"/>
    </style:style>
    <style:style style:name="P12" style:family="paragraph" style:parent-style-name="Heading_20_1">
      <style:text-properties officeooo:paragraph-rsid="0017d639"/>
    </style:style>
    <style:style style:name="P13" style:family="paragraph" style:parent-style-name="Text_20_body" style:list-style-name="L1">
      <style:text-properties fo:font-style="normal" officeooo:rsid="0017d639" officeooo:paragraph-rsid="0017d639" style:font-style-asian="normal" style:font-style-complex="normal"/>
    </style:style>
    <style:style style:name="P14" style:family="paragraph" style:parent-style-name="Text_20_body" style:list-style-name="L1">
      <style:text-properties officeooo:rsid="0017d639" officeooo:paragraph-rsid="0017d639"/>
    </style:style>
    <style:style style:name="T1" style:family="text">
      <style:text-properties officeooo:rsid="0017d639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35337" style:font-style-asian="italic" style:font-style-complex="italic"/>
    </style:style>
    <style:style style:name="T5" style:family="text">
      <style:text-properties fo:font-style="italic" officeooo:rsid="0017d639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Consolas"/>
    </style:style>
    <style:style style:name="T9" style:family="text">
      <style:text-properties fo:color="#000000" loext:opacity="100%" fo:font-size="9pt" fo:language="zxx" fo:country="none" style:text-underline-style="none" fo:font-weight="normal" fo:background-color="transparent" loext:char-shading-value="0" style:font-size-asian="9pt" style:font-size-complex="9pt"/>
    </style:style>
    <style:style style:name="T10" style:family="text">
      <style:text-properties fo:color="#0000ff" loext:opacity="100%"/>
    </style:style>
    <style:style style:name="T11" style:family="text">
      <style:text-properties fo:color="#008000" loext:opacity="100%"/>
    </style:style>
    <style:style style:name="T12" style:family="text">
      <style:text-properties fo:color="#a31515" loext:opacity="100%"/>
    </style:style>
    <style:style style:name="T13" style:family="text">
      <style:text-properties fo:color="#a31515" loext:opacity="100%" fo:font-size="9pt" fo:language="zxx" fo:country="none" style:text-underline-style="none" fo:font-weight="normal" fo:background-color="transparent" loext:char-shading-value="0" style:font-size-asian="9pt" style:font-size-complex="9pt"/>
    </style:style>
    <style:style style:name="T14" style:family="text">
      <style:text-properties fo:color="#a31515" loext:opacity="100%" officeooo:rsid="001c1cb2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ctivité</text:span> <text:span text:style-name="T5">Un premier objet</text:span></text:p>
      <text:p text:style-name="P1"/>
      <text:h text:style-name="Heading_20_1" text:outline-level="1"><text:span text:style-name="T4">D</text:span><text:span text:style-name="T3">éfinition : </text:span></text:h>
      <text:p text:style-name="P8"><text:span text:style-name="T6">Littéral :</text:span><text:span text:style-name="T3"> </text:span><text:span text:style-name="T2">Valeur brut écrite dans le code. Comme par exemple : </text:span></text:p>
      <text:p text:style-name="P3"><text:span text:style-name="T7">5;<text:tab/></text:span><text:span text:style-name="T11">// 5 est une valeur littéral</text:span></text:p>
      <text:p text:style-name="P3"><text:span text:style-name="T7">« salut »<text:tab/><text:tab/></text:span><text:span text:style-name="T11">// la string «salut » est une valeur littéral</text:span></text:p>
      <text:p text:style-name="P3"><text:span text:style-name="T7">{x:10, y20}<text:tab/><text:tab/></text:span><text:span text:style-name="T11">// l’objet est un littéral</text:span></text:p>
      <text:p text:style-name="Preformatted_20_Text"/>
      <text:p text:style-name="P8"><text:span text:style-name="T6">Trans-typage :</text:span><text:span text:style-name="T3"> Passer d’un type à un autre type </text:span><text:span text:style-name="T2">. Comme par exemple : </text:span></text:p>
      <text:p text:style-name="P4"><text:span text:style-name="T10">let</text:span><text:span text:style-name="T7"> variable = </text:span><text:span text:style-name="T12">"25"</text:span><text:span text:style-name="T7"> ;</text:span></text:p>
      <text:p text:style-name="P4"><text:span text:style-name="T10">typeof</text:span><text:span text:style-name="T7">(variable) ;<text:tab/><text:tab/></text:span><text:span text:style-name="T11">// String</text:span></text:p>
      <text:p text:style-name="P6">variable = Number(variable) ;</text:p>
      <text:p text:style-name="P4"><text:span text:style-name="T10">typeof</text:span><text:span text:style-name="T7">(variable) ;<text:tab/><text:tab/></text:span><text:span text:style-name="T11">// Number</text:span></text:p>
      <text:h text:style-name="P12" text:outline-level="1">Objectifs :</text:h>
      <text:list xml:id="list3854859235" text:style-name="L1">
        <text:list-item>
          <text:p text:style-name="P13">Crée un objet à partir d’un littéral</text:p>
        </text:list-item>
        <text:list-item>
          <text:p text:style-name="P14"><text:span text:style-name="T2">La fonction </text:span><text:span text:style-name="T3">prompt</text:span><text:span text:style-name="T2"> utilités et pourquoi il ne faut pas l’utiliser.</text:span></text:p>
        </text:list-item>
        <text:list-item>
          <text:p text:style-name="P13">Structured string (cf page 6)</text:p>
        </text:list-item>
        <text:list-item>
          <text:p text:style-name="P13">Transtypage : fonction Number, Boolean, String</text:p>
        </text:list-item>
      </text:list>
      <text:h text:style-name="P12" text:outline-level="1">Pratique :</text:h>
      <text:p text:style-name="P7">script.js</text:p>
      <text:p text:style-name="P7"/>
      <text:p text:style-name="P3"><text:span text:style-name="T10">let</text:span><text:span text:style-name="T7"> nom = prompt(</text:span><text:span text:style-name="T12">"Salutation voyage</text:span><text:span text:style-name="T14">ur</text:span><text:span text:style-name="T12">, quel est votre nom ?[nom]"</text:span><text:span text:style-name="T7">);</text:span></text:p>
      <text:p text:style-name="P3"><text:span text:style-name="T10">let</text:span><text:span text:style-name="T7"> age = prompt(</text:span><text:span text:style-name="T12">"Et votre age ?[age]"</text:span><text:span text:style-name="T7">);</text:span></text:p>
      <text:p text:style-name="P3"><text:span text:style-name="T10">let</text:span><text:span text:style-name="T7"> vie = Number(prompt(</text:span><text:span text:style-name="T12">"Etes vous en bonne santé ? [vie]"</text:span><text:span text:style-name="T7">));</text:span></text:p>
      <text:p text:style-name="P3"><text:span text:style-name="T10">let</text:span><text:span text:style-name="T7"> metier = prompt(</text:span><text:span text:style-name="T12">"Quel est votre profession ? [metier]"</text:span><text:span text:style-name="T7">);</text:span></text:p>
      <text:p text:style-name="P3"><text:span text:style-name="T10">let</text:span><text:span text:style-name="T7"> niveau = Number(prompt(</text:span><text:span text:style-name="T12">"Etes vous experimenté ? [niveau]"</text:span><text:span text:style-name="T7">));</text:span></text:p>
      <text:p text:style-name="P5"/>
      <text:p text:style-name="P3"><text:span text:style-name="T10">let</text:span><text:span text:style-name="T7"> hero = {</text:span></text:p>
      <text:p text:style-name="P3"><text:span text:style-name="T7">    </text:span><text:span text:style-name="T8">nom : nom,</text:span></text:p>
      <text:p text:style-name="P3"><text:span text:style-name="T7">    </text:span><text:span text:style-name="T8">age : age,</text:span></text:p>
      <text:p text:style-name="P3"><text:span text:style-name="T7">    </text:span><text:span text:style-name="T8">vie : vie,</text:span></text:p>
      <text:p text:style-name="P3"><text:span text:style-name="T7">    </text:span><text:span text:style-name="T8">metier : metier,</text:span></text:p>
      <text:p text:style-name="P3"><text:span text:style-name="T7">    </text:span><text:span text:style-name="T8">niveau : niveau,</text:span></text:p>
      <text:p text:style-name="P5">};</text:p>
      <text:p text:style-name="P9"><text:span text:style-name="T9">console.log(</text:span><text:span text:style-name="T13">`Bienvenue ${</text:span><text:span text:style-name="T9">hero.nom</text:span><text:span text:style-name="T13">} ! ${</text:span><text:span text:style-name="T9">hero.metier</text:span><text:span text:style-name="T13">} de niveau ${</text:span><text:span text:style-name="T9">hero.niveau</text:span><text:span text:style-name="T13">}. Vous avez ${</text:span><text:span text:style-name="T9">hero.age</text:span><text:span text:style-name="T13">} ans et ${</text:span><text:span text:style-name="T9">hero.vie</text:span><text:span text:style-name="T13">} points de vie !`</text:span><text:span text:style-name="T9">);</text:span></text:p>
      <text:p text:style-name="P10"/>
      <text:p text:style-name="P11">Posez des question à l'utilisateur grâce à prompt et affiché ses informations dans une phrase, après avoir rempli un objet her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03:10:23.809000000</meta:creation-date>
    <dc:date>2023-12-07T15:52:09.533958615</dc:date>
    <meta:editing-duration>PT4H25M4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215" meta:character-count="1270" meta:non-whitespace-character-count="1064"/>
  </office:meta>
</office:document-meta>
</file>